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.readP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r.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ObjectOutputStream.replaceObjec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r.read(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rializer.Serializer( long compi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r.writePModel( ProcessModel pmodel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ObjectInputStream.CustomObject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ObjectOutputStream.CustomObjec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r.Serializ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ObjectInputStream.readClassDescrip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ObjectInputStream.resolveObjec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QName.OQName( String uri , String local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